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Arial, Helvetica, sans-serif, serif, EmojiFont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Palatino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ddcf" officeooo:paragraph-rsid="00158455"/>
    </style:style>
    <style:style style:name="P2" style:family="paragraph" style:parent-style-name="Standard">
      <style:text-properties officeooo:rsid="00182100" officeooo:paragraph-rsid="00158455"/>
    </style:style>
    <style:style style:name="P3" style:family="paragraph" style:parent-style-name="Standard">
      <style:text-properties officeooo:rsid="0018b0c9" officeooo:paragraph-rsid="0018b0c9"/>
    </style:style>
    <style:style style:name="P4" style:family="paragraph" style:parent-style-name="Standard" style:list-style-name="L1">
      <style:text-properties officeooo:rsid="0018b0c9" officeooo:paragraph-rsid="0018b0c9"/>
    </style:style>
    <style:style style:name="P5" style:family="paragraph" style:parent-style-name="Standard">
      <style:text-properties officeooo:rsid="0018b0c9" officeooo:paragraph-rsid="0018b0c9"/>
    </style:style>
    <style:style style:name="P6" style:family="paragraph" style:parent-style-name="Standard" style:list-style-name="L2">
      <style:text-properties officeooo:rsid="001986bd" officeooo:paragraph-rsid="001986bd"/>
    </style:style>
    <style:style style:name="P7" style:family="paragraph" style:parent-style-name="Standard" style:list-style-name="L3">
      <style:text-properties officeooo:rsid="0021ddcf" officeooo:paragraph-rsid="00158455"/>
    </style:style>
    <style:style style:name="P8" style:family="paragraph" style:parent-style-name="Standard" style:list-style-name="L3">
      <style:text-properties officeooo:rsid="0021df1b" officeooo:paragraph-rsid="00158455"/>
    </style:style>
    <style:style style:name="P9" style:family="paragraph" style:parent-style-name="Standard" style:list-style-name="L3">
      <style:text-properties officeooo:rsid="0022a597" officeooo:paragraph-rsid="00158455"/>
    </style:style>
    <style:style style:name="P10" style:family="paragraph" style:parent-style-name="Standard" style:list-style-name="L4">
      <style:text-properties officeooo:rsid="00238c65" officeooo:paragraph-rsid="00158455"/>
    </style:style>
    <style:style style:name="P11" style:family="paragraph" style:parent-style-name="Standard" style:list-style-name="L4">
      <style:text-properties officeooo:rsid="0024d24e" officeooo:paragraph-rsid="00158455"/>
    </style:style>
    <style:style style:name="P12" style:family="paragraph" style:parent-style-name="Standard" style:list-style-name="L4">
      <style:text-properties officeooo:rsid="00269c9f" officeooo:paragraph-rsid="00158455"/>
    </style:style>
    <style:style style:name="P13" style:family="paragraph" style:parent-style-name="Standard">
      <style:text-properties officeooo:rsid="001b45f3" officeooo:paragraph-rsid="001b45f3"/>
    </style:style>
    <style:style style:name="P14" style:family="paragraph" style:parent-style-name="Standard" style:list-style-name="L5">
      <style:text-properties officeooo:rsid="001b45f3" officeooo:paragraph-rsid="001b45f3"/>
    </style:style>
    <style:style style:name="P15" style:family="paragraph" style:parent-style-name="Standard" style:list-style-name="L6">
      <style:text-properties officeooo:rsid="001b45f3" officeooo:paragraph-rsid="001b45f3"/>
    </style:style>
    <style:style style:name="P16" style:family="paragraph" style:parent-style-name="Standard" style:list-style-name="L5">
      <style:text-properties officeooo:rsid="001ce9a9" officeooo:paragraph-rsid="001ce9a9"/>
    </style:style>
    <style:style style:name="P17" style:family="paragraph" style:parent-style-name="Standard" style:list-style-name="L5">
      <style:text-properties officeooo:rsid="00201838" officeooo:paragraph-rsid="00201838"/>
    </style:style>
    <style:style style:name="P18" style:family="paragraph" style:parent-style-name="Standard" style:list-style-name="L5">
      <style:text-properties officeooo:rsid="0021bbfc" officeooo:paragraph-rsid="0021bbfc"/>
    </style:style>
    <style:style style:name="P19" style:family="paragraph" style:parent-style-name="Standard" style:list-style-name="L6">
      <style:text-properties officeooo:rsid="0025ad87" officeooo:paragraph-rsid="0025ad87"/>
    </style:style>
    <style:style style:name="P20" style:family="paragraph" style:parent-style-name="Standard" style:list-style-name="L6">
      <style:text-properties officeooo:rsid="0025ad87" officeooo:paragraph-rsid="002e2d11"/>
    </style:style>
    <style:style style:name="P21" style:family="paragraph" style:parent-style-name="Standard" style:list-style-name="L6">
      <style:text-properties officeooo:rsid="00263be8" officeooo:paragraph-rsid="00263be8"/>
    </style:style>
    <style:style style:name="P22" style:family="paragraph" style:parent-style-name="Standard" style:list-style-name="L6">
      <style:text-properties officeooo:rsid="0026c497" officeooo:paragraph-rsid="0026c497"/>
    </style:style>
    <style:style style:name="P23" style:family="paragraph" style:parent-style-name="Standard" style:list-style-name="L5">
      <style:text-properties fo:color="#000000" loext:opacity="100%" style:font-name="Liberation Serif" officeooo:paragraph-rsid="0029b4a5"/>
    </style:style>
    <style:style style:name="P24" style:family="paragraph" style:parent-style-name="Standard" style:list-style-name="L5">
      <style:text-properties fo:color="#000000" loext:opacity="100%" style:font-name="Liberation Serif" officeooo:rsid="0029b4a5" officeooo:paragraph-rsid="0029b4a5"/>
    </style:style>
    <style:style style:name="P25" style:family="paragraph" style:parent-style-name="Standard" style:list-style-name="L5">
      <style:text-properties fo:color="#000000" loext:opacity="100%" style:font-name="Liberation Serif" officeooo:rsid="0029b4a5" officeooo:paragraph-rsid="002af41a"/>
    </style:style>
    <style:style style:name="P26" style:family="paragraph" style:parent-style-name="Standard" style:list-style-name="L5">
      <style:text-properties fo:color="#000000" loext:opacity="100%" style:font-name="Liberation Serif" officeooo:rsid="002cdc59" officeooo:paragraph-rsid="002cdc59"/>
    </style:style>
    <style:style style:name="P27" style:family="paragraph" style:parent-style-name="Standard" style:list-style-name="L5">
      <style:text-properties style:font-name="Liberation Serif" officeooo:rsid="0021bbfc" officeooo:paragraph-rsid="0021bbfc"/>
    </style:style>
    <style:style style:name="P28" style:family="paragraph" style:parent-style-name="Standard" style:list-style-name="L5">
      <style:text-properties style:font-name="Liberation Serif" officeooo:rsid="0029b4a5" officeooo:paragraph-rsid="0029b4a5"/>
    </style:style>
    <style:style style:name="P29" style:family="paragraph" style:parent-style-name="Standard" style:list-style-name="L6">
      <style:text-properties officeooo:rsid="002e2d11" officeooo:paragraph-rsid="002e2d11"/>
    </style:style>
    <style:style style:name="P30" style:family="paragraph" style:parent-style-name="Standard" style:list-style-name="L6">
      <style:text-properties officeooo:rsid="00327615" officeooo:paragraph-rsid="00327615"/>
    </style:style>
    <style:style style:name="T1" style:family="text">
      <style:text-properties officeooo:rsid="00269c9f"/>
    </style:style>
    <style:style style:name="T2" style:family="text">
      <style:text-properties officeooo:rsid="00296e3f"/>
    </style:style>
    <style:style style:name="T3" style:family="text">
      <style:text-properties officeooo:rsid="0029b4a5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 officeooo:rsid="002af41a"/>
    </style:style>
    <style:style style:name="T6" style:family="text">
      <style:text-properties fo:color="#000000" loext:opacity="100%"/>
    </style:style>
    <style:style style:name="T7" style:family="text">
      <style:text-properties style:font-name="Liberation Serif" officeooo:rsid="00296e3f"/>
    </style:style>
    <style:style style:name="T8" style:family="text">
      <style:text-properties officeooo:rsid="002e2d11"/>
    </style:style>
    <style:style style:name="T9" style:family="text">
      <style:text-properties officeooo:rsid="002ffcc5"/>
    </style:style>
    <style:style style:name="T10" style:family="text">
      <style:text-properties officeooo:rsid="0030b5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02/05/23</text:p>
      <text:p text:style-name="P13"/>
      <text:p text:style-name="P13">Items:</text:p>
      <text:list xml:id="list2036963299" text:style-name="L5">
        <text:list-item>
          <text:p text:style-name="P14">Hand written AIF Thermostat Example</text:p>
          <text:list>
            <text:list-item>
              <text:p text:style-name="P14">Achieved model specification.</text:p>
            </text:list-item>
            <text:list-item>
              <text:p text:style-name="P14">Need to walk through 2/3 iterations of the algorithm?</text:p>
              <text:list>
                <text:list-item>
                  <text:p text:style-name="P14">Intend to use the RxAgents implementation as the example</text:p>
                </text:list-item>
              </text:list>
            </text:list-item>
          </text:list>
        </text:list-item>
        <text:list-item>
          <text:p text:style-name="P14">Implementation of the AIF and RL agents (Thermostat)</text:p>
          <text:list>
            <text:list-item>
              <text:p text:style-name="P16">potentially discuss the key error in the new RL implementation</text:p>
            </text:list-item>
            <text:list-item>
              <text:p text:style-name="P16">potentially walk through the RxInfer AIF implementation:</text:p>
              <text:list>
                <text:list-item>
                  <text:p text:style-name="P16">intend on implementing this with pyro. </text:p>
                </text:list-item>
              </text:list>
            </text:list-item>
          </text:list>
        </text:list-item>
        <text:list-item>
          <text:p text:style-name="P17">Literature Review:</text:p>
        </text:list-item>
        <text:list-item>
          <text:p text:style-name="P18">Plan:</text:p>
          <text:list>
            <text:list-item>
              <text:p text:style-name="P18">Submit draft literature review – potentially skeletonized in palaces – to Tim, no later than Monday morning.</text:p>
            </text:list-item>
            <text:list-item>
              <text:p text:style-name="P18">Fully understand the RxInfer AIF Thermostat agent, no later than Monday morning. <text:span text:style-name="T2">The “Simulating Active Inference by Message Passing” paper contains relevant information.</text:span></text:p>
            </text:list-item>
            <text:list-item>
              <text:p text:style-name="P18">Attempt to “translate” the RxInfer Aif thermostat agent to pyro, for discussion in next meeting. This “translation” is not supposed to use factor graphs – only basic Active Inference. <text:span text:style-name="T2">I’ll need to be able to implement – at least basic – active inference agents, for use with a neural network, to tackle the POMDP case outlined in the “Scaling Active Inference” paper.</text:span><text:span text:style-name="T7"> </text:span></text:p>
            </text:list-item>
            <text:list-item>
              <text:p text:style-name="P27">Attempt to resolve the small value error in my RL agent for the thermostat problem, to discuss in next meeting. <text:s/></text:p>
            </text:list-item>
          </text:list>
        </text:list-item>
        <text:list-item>
          <text:p text:style-name="P28">R<text:span text:style-name="T6">esources and Leads to Follow:</text:span></text:p>
          <text:list>
            <text:list-item>
              <text:p text:style-name="P23"><text:span text:style-name="T3">Marcus’s paper: “A Message Passing Perspective on Planing Under Active Inference”</text:span><text:span text:style-name="T4">An important thing to watch out for is the order in which messages are passed on the graph. Standard EFE uses only a forwards sweep which is a bit fiddly to implement in RxInfer.</text:span></text:p>
            </text:list-item>
            <text:list-item>
              <text:p text:style-name="P24"><text:span text:style-name="T4">There is a demo in the RxAgents repo on invertible neural nets as part of an FFG. Marcus thinks this is good material if planning to use deep nets as part of a model – a good starting point. </text:span></text:p>
            </text:list-item>
            <text:list-item>
              <text:p text:style-name="P24"><text:span text:style-name="T4">Reach out to Marcus on:</text:span></text:p>
              <text:list>
                <text:list-item>
                  <text:p text:style-name="P24"><text:span text:style-name="T4">Assistance/advice on how to implement the AIF thermostat in base, vanilla AIF with python. </text:span></text:p>
                </text:list-item>
              </text:list>
            </text:list-item>
            <text:list-item>
              <text:p text:style-name="P24"><text:span text:style-name="T4">Reach out to:</text:span></text:p>
              <text:list>
                <text:list-item>
                  <text:p text:style-name="P24"><text:span text:style-name="T4">Thijs W. van de Laar 1 and/or Bert de Vries:</text:span></text:p>
                  <text:list>
                    <text:list-item>
                      <text:p text:style-name="P24"><text:span text:style-name="T4">On the nature of the model for the aif thermostat agent in the “simulating aif message passing” paper. </text:span></text:p>
                      <text:list>
                        <text:list-item>
                          <text:p text:style-name="P24"><text:span text:style-name="T4">Specifically, what is p`(x_k) dong/why is it there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5"><text:span text:style-name="T4">Marcus </text:span><text:span text:style-name="T5">Koudahl</text:span><text:span text:style-name="T4">:</text:span></text:p>
                  <text:list>
                    <text:list-item>
                      <text:p text:style-name="P25"><text:span text:style-name="T4">Assistance/advice on how to implement the AIF thermostat in base, vanilla AIF with python. </text:span></text:p>
                    </text:list-item>
                    <text:list-item>
                      <text:p text:style-name="P26"><text:span text:style-name="T4">Perhaps also to check my understanding of the RxInfer implementation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>Meeting Points:</text:p>
      <text:list xml:id="list698235626" text:style-name="L6">
        <text:list-item>
          <text:p text:style-name="P15">Hand Written Thermostat Example:</text:p>
          <text:list>
            <text:list-item>
              <text:p text:style-name="P19"><text:span text:style-name="T8">What is the </text:span>Cost function? <text:span text:style-name="T8">The </text:span>fre<text:span text:style-name="T8">e</text:span> e<text:span text:style-name="T8">ne</text:span>rgy </text:p>
            </text:list-item>
            <text:list-item>
              <text:p text:style-name="P19"><text:span text:style-name="T8">What is the </text:span>state space? <text:span text:style-name="T8">The real interval: [0, 6]</text:span> </text:p>
            </text:list-item>
            <text:list-item>
              <text:p text:style-name="P20"><text:span text:style-name="T8">What is the </text:span>action space? </text:p>
              <text:list>
                <text:list-item>
                  <text:p text:style-name="P20"><text:span text:style-name="T8">Discreet {step_left, step_right}?</text:span></text:p>
                </text:list-item>
                <text:list-item>
                  <text:p text:style-name="P20"><text:span text:style-name="T8">Continuous velocity? </text:span></text:p>
                  <text:list>
                    <text:list-item>
                      <text:p text:style-name="P29">Bounded? Unbounded?</text:p>
                    </text:list-item>
                  </text:list>
                </text:list-item>
              </text:list>
            </text:list-item>
            <text:list-item>
              <text:p text:style-name="P21"><text:soft-page-break/>Not sure what the p`<text:span text:style-name="T9">(x_k)</text:span> part is doing <text:span text:style-name="T9">in the model specification</text:span>, it just looks like a weight. </text:p>
            </text:list-item>
            <text:list-item>
              <text:p text:style-name="P22">Work out the exact solution – <text:span text:style-name="T9">with Bayesian Inference - </text:span>without the variational stuff. </text:p>
            </text:list-item>
            <text:list-item>
              <text:p text:style-name="P22">Need to work through the symbolic case: </text:p>
              <text:list>
                <text:list-item>
                  <text:p text:style-name="P22"><text:span text:style-name="T9">N</text:span>eed to demonstrate that <text:span text:style-name="T9">exact</text:span> <text:span text:style-name="T9">inference </text:span>is not feasible for the simplest example <text:span text:style-name="T9">for which it </text:span>is not feasible.</text:p>
                </text:list-item>
                <text:list-item>
                  <text:p text:style-name="P22"><text:span text:style-name="T10">N</text:span>eed to “line up the hacks”, this is the ideal process <text:span text:style-name="T10">and this </text:span>the approximation... </text:p>
                </text:list-item>
              </text:list>
            </text:list-item>
          </text:list>
        </text:list-item>
        <text:list-item>
          <text:p text:style-name="P15">Literature Review:</text:p>
          <text:list>
            <text:list-item>
              <text:p text:style-name="P30">Send preliminary plan to Tim by Monday morning at latest. </text:p>
            </text:list-item>
          </text:list>
        </text:list-item>
        <text:list-item>
          <text:p text:style-name="P15">Implementation of The AIF and RL agents (Thermostat):</text:p>
        </text:list-item>
      </text:list>
      <text:p text:style-name="P3"/>
      <text:p text:style-name="P3"/>
      <text:p text:style-name="P3">26/04/23</text:p>
      <text:p text:style-name="P3"/>
      <text:p text:style-name="P3">Items:</text:p>
      <text:list xml:id="list934082087" text:style-name="L1">
        <text:list-item>
          <text:p text:style-name="P4">RL version of Thermostat</text:p>
          <text:list>
            <text:list-item>
              <text:p text:style-name="P4">Also have a version of cartpole already </text:p>
            </text:list-item>
          </text:list>
        </text:list-item>
        <text:list-item>
          <text:p text:style-name="P4">Got help with RxInfer version of AIF agent for Thermostat</text:p>
          <text:list>
            <text:list-item>
              <text:p text:style-name="P4">Intend to study this implementation – along with the others – and to make similar pyro implementations with these as “guides”.</text:p>
            </text:list-item>
          </text:list>
        </text:list-item>
        <text:list-item>
          <text:p text:style-name="P4">Literature Review: The “literature gap” I intend on “filling” is to implement the Active Inference agent from “Scaling Active Inference”, in the POMDP case – possible in addition to another strategy like contrastive learning. </text:p>
        </text:list-item>
      </text:list>
      <text:p text:style-name="P3"/>
      <text:p text:style-name="P3">Meeting Points:</text:p>
      <text:list xml:id="list1497533211" text:style-name="L2">
        <text:list-item>
          <text:p text:style-name="P6">Do the paper version of the thermostat agent now</text:p>
        </text:list-item>
        <text:list-item>
          <text:p text:style-name="P6">The natural habitat for aif is POMDP for the lit review.</text:p>
        </text:list-item>
        <text:list-item>
          <text:p text:style-name="P6">Budget some time each week for writing.</text:p>
        </text:list-item>
        <text:list-item>
          <text:p text:style-name="P6">Send tim a version of the lit review before the next meeting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8/04/23</text:p>
      <text:p text:style-name="P2"/>
      <text:p text:style-name="P2">Items:</text:p>
      <text:list xml:id="list3987279947" text:style-name="L3">
        <text:list-item>
          <text:p text:style-name="P7">Implementing the pyro AIF agent for thermostat</text:p>
        </text:list-item>
        <text:list-item>
          <text:p text:style-name="P7">Need to implement a RL agent for thermostat</text:p>
        </text:list-item>
        <text:list-item>
          <text:p text:style-name="P7">Literature review?</text:p>
        </text:list-item>
        <text:list-item>
          <text:p text:style-name="P8">Proposal:</text:p>
          <text:list>
            <text:list-item>
              <text:p text:style-name="P8">Need to motivate factor graphs and surprisal more?</text:p>
            </text:list-item>
            <text:list-item>
              <text:p text:style-name="P8">Need to get rid of/replace arXive entries?</text:p>
            </text:list-item>
            <text:list-item>
              <text:p text:style-name="P8">Need to go into more detail on the performance metrics? (what is meant by these).</text:p>
            </text:list-item>
            <text:list-item>
              <text:p text:style-name="P9">Schedule fine now?</text:p>
            </text:list-item>
          </text:list>
        </text:list-item>
      </text:list>
      <text:p text:style-name="P1">Suggestions:</text:p>
      <text:list xml:id="list413945835" text:style-name="L4">
        <text:list-item>
          <text:p text:style-name="P10"><text:soft-page-break/>sounds good to implement thermostat and cartpole.</text:p>
        </text:list-item>
        <text:list-item>
          <text:p text:style-name="P10">Good to build the framework and understand how everything is going</text:p>
          <text:list>
            <text:list-item>
              <text:p text:style-name="P10">it’s good to actually do this by hand and explicitly in equations. </text:p>
            </text:list-item>
          </text:list>
        </text:list-item>
        <text:list-item>
          <text:p text:style-name="P11">Literature review:</text:p>
          <text:list>
            <text:list-item>
              <text:p text:style-name="P11">really want to think about it in terms of presenting info for a reader that the reader will need to know to understand the thesis. </text:p>
            </text:list-item>
            <text:list-item>
              <text:p text:style-name="P11">We need to say “what’s ben done?” and then “where is there a gap in the literature?”</text:p>
            </text:list-item>
            <text:list-item>
              <text:p text:style-name="P11">we’re taking a proven technique in a novel domain and putting them together – that’s what hons is. <text:span text:style-name="T1">Break down the application domain. </text:span></text:p>
            </text:list-item>
            <text:list-item>
              <text:p text:style-name="P12">Be systematic – know why you’re doing things and record all the failed experiments. </text:p>
            </text:list-item>
            <text:list-item>
              <text:p text:style-name="P12">Lots’ to do on the video games playing and lots to do on variational free energy. </text:p>
              <text:list>
                <text:list-item>
                  <text:p text:style-name="P1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Arial, Helvetica, sans-serif, serif, EmojiFont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Palatino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49:47.247793074</meta:creation-date>
    <dc:date>2023-05-02T15:52:44.569621930</dc:date>
    <meta:editing-duration>P1DT38M44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77" meta:word-count="841" meta:character-count="4839" meta:non-whitespace-character-count="4104"/>
  </office:meta>
</office:document-meta>
</file>